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2CBAFD4812CE6ED4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style:text-line-through-style="none" style:text-line-through-type="none"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end"/>
      <style:text-properties style:font-name="DejaVu Sans" fo:font-style="normal" fo:font-weight="bold" style:font-style-asian="normal" style:font-weight-asian="bold" style:font-name-complex="DejaVu Sans" style:font-style-complex="normal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text-line-through-style="none" style:text-line-through-type="none"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style:font-name="DejaVu Sans" fo:font-style="normal" fo:font-weight="bold" style:font-style-asian="normal" style:font-weight-asian="bold" style:font-name-complex="DejaVu Sans" style:font-style-complex="normal" style:font-weight-complex="bold"/>
    </style:style>
    <style:style style:name="T3" style:family="text">
      <style:text-properties style:font-name="DejaVu Sans" fo:font-size="26pt" fo:font-style="normal" fo:font-weight="bold" style:font-size-asian="26pt" style:font-style-asian="normal" style:font-weight-asian="bold" style:font-name-complex="DejaVu Sans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print 1 – Python Script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2"><text:span text:style-name="T2">מטרת הספרינט הייתה לזהות אדם לפי קול , לאחר הקלטה רנדומלית של אותו אדם באורך של </text:span><text:span text:style-name="T2">10</text:span><text:span text:style-name="T2"> שניות (פעמיים) , נוכל לזהות בהקלטה השלישית מי האדם המדבר . על מנת שהסקריפט יעבוד </text:span><text:span text:style-name="T2">השתמשנו בספרייה</text:span></text:p>
            <text:p text:style-name="P3"><text:span text:style-name="T3">Speaker Recognition</text:span><text:span text:style-name="T2"> </text:span></text:p>
          </draw:text-box>
        </draw:frame>
        <draw:frame draw:style-name="gr1" draw:text-style-name="P5" draw:layer="layout" svg:width="15.366cm" svg:height="7.683cm" svg:x="6.986cm" svg:y="12.954cm">
          <draw:image xlink:href="Pictures/10000201000002580000012CBAFD4812CE6ED4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6:16:09.644726315</meta:creation-date>
    <dc:date>2017-02-13T17:36:14.072827577</dc:date>
    <meta:editing-duration>PT12M46S</meta:editing-duration>
    <meta:editing-cycles>4</meta:editing-cycles>
    <meta:generator>LibreOffice/5.1.4.2$Linux_X86_64 LibreOffice_project/10m0$Build-2</meta:generator>
    <meta:document-statistic meta:object-count="26"/>
  </office:meta>
</office:document-meta>
</file>